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draw:stroke="non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131f4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dda83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afabab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dda83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Group 19" draw:id="id63">
          <svg:title/>
          <svg:desc/>
          <draw:custom-shape svg:x="0.67593in" svg:y="0.21296in" svg:width="11.92593in" svg:height="6.87963in" draw:id="id64" draw:style-name="a359" draw:name="Rectangle 6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65" draw:style-name="a360" draw:name="Picture 8" svg:x="0.67593in" svg:y="0.21296in" svg:width="11.92593in" svg:height="1.22704in" style:rel-width="scale" style:rel-height="scale">
            <draw:image xlink:href="media/image1.png" xlink:type="simple" xlink:show="embed" xlink:actuate="onLoad"/>
            <svg:title/>
            <svg:desc/>
          </draw:frame>
          <draw:frame draw:id="id66" draw:style-name="a363" draw:name="TextBox 10" svg:x="6.2285in" svg:y="0.31472in" svg:width="0.82079in" svg:height="0.40391in">
            <draw:text-box>
              <text:p text:style-name="a362" text:class-names="" text:cond-style-name=""><text:span text:style-name="a361" text:class-names="">Home</text:span></text:p>
            </draw:text-box>
            <svg:title/>
            <svg:desc/>
          </draw:frame>
          <draw:custom-shape svg:x="6.5in" svg:y="3.7963in" svg:width="0.33333in" svg:height="0.33333in" draw:id="id67" draw:style-name="a366" draw:name="AutoShape 6">
            <svg:title/>
            <svg:desc>Collyer's, The College Of Richard Collyer</svg:desc>
            <text:p text:style-name="a365" text:class-names="" text:cond-style-name=""><text:span text:style-name="a3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7533in" svg:y="0.96778in" svg:width="1.98986in" svg:height="0.47222in" draw:id="id68" draw:style-name="a369" draw:name="Rectangle 16">
            <svg:title/>
            <svg:desc/>
            <text:p text:style-name="a368" text:class-names="" text:cond-style-name=""><text:span text:style-name="a367" text:class-names="">Book peopl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3864in" svg:y="0.96778in" svg:width="1.98986in" svg:height="0.47222in" draw:id="id69" draw:style-name="a372" draw:name="Rectangle 17">
            <svg:title/>
            <svg:desc/>
            <text:p text:style-name="a371" text:class-names="" text:cond-style-name=""><text:span text:style-name="a370" text:class-names=""><text:s text:c="1"/>Select Seat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76527in" svg:y="0.96778in" svg:width="1.98986in" svg:height="0.47222in" draw:id="id70" draw:style-name="a375" draw:name="Rectangle 18">
            <svg:title/>
            <svg:desc/>
            <text:p text:style-name="a374" text:class-names="" text:cond-style-name=""><text:span text:style-name="a373" text:class-names="">View revenu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0196in" svg:y="0.96778in" svg:width="1.98986in" svg:height="0.47222in" draw:id="id71" draw:style-name="a378" draw:name="Rectangle 19">
            <svg:title/>
            <svg:desc/>
            <text:p text:style-name="a377" text:class-names="" text:cond-style-name=""><text:span text:style-name="a376" text:class-names="">Search custom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96814in" svg:y="1.5213in" svg:width="3.78513in" svg:height="4.55in" draw:id="id72" draw:style-name="a381" draw:name="Rectangle 11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4864in" svg:y="1.63396in" svg:width="3.09in" svg:height="4.14086in" draw:id="id73" draw:style-name="a384" draw:name="Rectangle 12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864in" svg:y="2.72314in" svg:width="2.36467in" svg:height="0.42in" draw:id="id74" draw:style-name="a387" draw:name="Rectangle 13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499in" svg:y="3.49439in" svg:width="2.36467in" svg:height="0.42in" draw:id="id75" draw:style-name="a390" draw:name="Rectangle 14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6" draw:style-name="a394" draw:name="TextBox 15" svg:x="1.50558in" svg:y="1.7752in" svg:width="2.15in" svg:height="0.42in">
            <draw:text-box>
              <text:p text:style-name="a393" text:class-names="" text:cond-style-name=""><text:span text:style-name="a391" text:class-names="">Staff </text:span><text:span text:style-name="a392" text:class-names="">Login:</text:span></text:p>
            </draw:text-box>
            <svg:title/>
            <svg:desc/>
          </draw:frame>
          <draw:frame draw:id="id77" draw:style-name="a397" draw:name="TextBox 16" svg:x="1.47533in" svg:y="2.35254in" svg:width="1.56in" svg:height="0.40391in">
            <draw:text-box>
              <text:p text:style-name="a396" text:class-names="" text:cond-style-name=""><text:span text:style-name="a395" text:class-names="">Username:</text:span></text:p>
            </draw:text-box>
            <svg:title/>
            <svg:desc/>
          </draw:frame>
          <draw:frame draw:id="id78" draw:style-name="a402" draw:name="TextBox 17" svg:x="1.50558in" svg:y="3.10769in" svg:width="2.07738in" svg:height="0.70684in">
            <draw:text-box>
              <text:p text:style-name="a399" text:class-names="" text:cond-style-name=""><text:span text:style-name="a398" text:class-names="">Password</text:span></text:p>
              <text:p text:style-name="a401" text:class-names="" text:cond-style-name=""><text:span text:style-name="a400" text:class-names=""/></text:p>
            </draw:text-box>
            <svg:title/>
            <svg:desc/>
          </draw:frame>
          <draw:frame draw:id="id79" draw:style-name="a405" draw:name="TextBox 16" svg:x="5.94995in" svg:y="2.11164in" svg:width="4.47803in" svg:height="0.40391in">
            <draw:text-box>
              <text:p text:style-name="a404" text:class-names="" text:cond-style-name=""><text:span text:style-name="a403" text:class-names=""/></text:p>
            </draw:text-box>
            <svg:title/>
            <svg:desc/>
          </draw:frame>
          <draw:custom-shape svg:x="2.98621in" svg:y="4.28111in" svg:width="1.20072in" svg:height="0.42in" draw:id="id80" draw:style-name="a409" draw:name="Rectangle 13">
            <svg:title/>
            <svg:desc/>
            <text:p text:style-name="a408" text:class-names="" text:cond-style-name=""><text:span text:style-name="a406" text:class-names="">Enter</text:span><text:span text:style-name="a4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2" draw:style-name="a410" draw:master-page-name="Master1-Layout7-blank-Blank" presentation:presentation-page-layout-name="Master1-PPL7" draw:id="Slide-257">
        <draw:frame draw:id="id81" draw:style-name="a414" draw:name="TextBox 31" svg:x="10.44294in" svg:y="3.78533in" svg:width="3in" svg:height="0.40391in">
          <draw:text-box>
            <text:p text:style-name="a413" text:class-names="" text:cond-style-name=""><text:span text:style-name="a411" text:class-names="">​</text:span><text:span text:style-name="a412" text:class-names=""/></text:p>
          </draw:text-box>
          <svg:title/>
          <svg:desc/>
        </draw:frame>
        <draw:frame draw:id="id82" draw:style-name="a417" draw:name="TextBox 32" svg:x="10.375in" svg:y="3.88496in" svg:width="3in" svg:height="0.40391in">
          <draw:text-box>
            <text:p text:style-name="a416" text:class-names="" text:cond-style-name=""><text:span text:style-name="a415" text:class-names="">​</text:span></text:p>
          </draw:text-box>
          <svg:title/>
          <svg:desc/>
        </draw:frame>
        <draw:g draw:name="Group 35" draw:id="id83">
          <svg:title/>
          <svg:desc/>
          <draw:custom-shape svg:x="0.60802in" svg:y="0.1721in" svg:width="11.92482in" svg:height="6.83877in" draw:id="id88" draw:style-name="a432" draw:name="Rectangle 7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9" draw:style-name="a433" draw:name="Picture 8" svg:x="0.608in" svg:y="0.10426in" svg:width="11.92593in" svg:height="1.22704in" style:rel-width="scale" style:rel-height="scale">
            <draw:image xlink:href="media/image1.png" xlink:type="simple" xlink:show="embed" xlink:actuate="onLoad"/>
            <svg:title/>
            <svg:desc>Shape

Description automatically generated</svg:desc>
          </draw:frame>
          <draw:custom-shape svg:x="1.33946in" svg:y="0.84097in" svg:width="1.98986in" svg:height="0.47222in" draw:id="id90" draw:style-name="a436" draw:name="Rectangle 16">
            <svg:title/>
            <svg:desc/>
            <text:p text:style-name="a435" text:class-names="" text:cond-style-name=""><text:span text:style-name="a434" text:class-names="">Book peopl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0277in" svg:y="0.84097in" svg:width="1.98986in" svg:height="0.47222in" draw:id="id91" draw:style-name="a439" draw:name="Rectangle 17">
            <svg:title/>
            <svg:desc/>
            <text:p text:style-name="a438" text:class-names="" text:cond-style-name=""><text:span text:style-name="a437" text:class-names=""><text:s text:c="1"/>Select Seats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6609in" svg:y="0.84097in" svg:width="1.98986in" svg:height="0.47222in" draw:id="id92" draw:style-name="a442" draw:name="Rectangle 19">
            <svg:title/>
            <svg:desc/>
            <text:p text:style-name="a441" text:class-names="" text:cond-style-name=""><text:span text:style-name="a440" text:class-names="">Search custom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6294in" svg:y="0.84097in" svg:width="1.98986in" svg:height="0.47222in" draw:id="id93" draw:style-name="a445" draw:name="Rectangle 18">
            <svg:title/>
            <svg:desc/>
            <text:p text:style-name="a444" text:class-names="" text:cond-style-name=""><text:span text:style-name="a443" text:class-names="">View revenu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1234in" svg:y="1.82927in" svg:width="3.78513in" svg:height="4.55in" draw:id="id94" draw:style-name="a448" draw:name="Rectangle 11">
            <svg:title/>
            <svg:desc/>
            <text:p text:style-name="a447" text:class-names="" text:cond-style-name=""><text:span text:style-name="a4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2944in" svg:y="1.93287in" svg:width="3.09in" svg:height="4.14086in" draw:id="id95" draw:style-name="a476" draw:name="Rectangle 12">
            <svg:title/>
            <svg:desc/>
            <text:p text:style-name="a451" text:class-names="" text:cond-style-name=""><text:span text:style-name="a449" text:class-names="">Amount of people</text:span><text:span text:style-name="a450" text:class-names=""/></text:p>
            <text:p text:style-name="a453" text:class-names="" text:cond-style-name=""><text:span text:style-name="a452" text:class-names=""/></text:p>
            <text:p text:style-name="a455" text:class-names="" text:cond-style-name=""><text:span text:style-name="a454" text:class-names="">Adults(£19.50):</text:span></text:p>
            <text:p text:style-name="a457" text:class-names="" text:cond-style-name=""><text:span text:style-name="a456" text:class-names="">Students(£17.50):</text:span></text:p>
            <text:p text:style-name="a459" text:class-names="" text:cond-style-name=""><text:span text:style-name="a458" text:class-names="">Children(£15.00):</text:span></text:p>
            <text:p text:style-name="a461" text:class-names="" text:cond-style-name=""><text:span text:style-name="a460" text:class-names="">Elderly(£15.00):</text:span></text:p>
            <text:p text:style-name="a463" text:class-names="" text:cond-style-name=""><text:span text:style-name="a462" text:class-names=""/></text:p>
            <text:p text:style-name="a465" text:class-names="" text:cond-style-name=""><text:span text:style-name="a464" text:class-names=""/></text:p>
            <text:p text:style-name="a467" text:class-names="" text:cond-style-name=""><text:span text:style-name="a466" text:class-names=""/></text:p>
            <text:p text:style-name="a469" text:class-names="" text:cond-style-name=""><text:span text:style-name="a468" text:class-names="">Total:                           £69.00</text:span></text:p>
            <text:p text:style-name="a471" text:class-names="" text:cond-style-name=""><text:span text:style-name="a470" text:class-names=""/></text:p>
            <text:p text:style-name="a473" text:class-names="" text:cond-style-name=""><text:span text:style-name="a472" text:class-names=""/></text:p>
            <text:p text:style-name="a475" text:class-names="" text:cond-style-name=""><text:span text:style-name="a4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7985in" svg:y="2.63927in" svg:width="0.46159in" svg:height="0.27174in" draw:id="id96" draw:style-name="a479" draw:name="Rectangle 23">
            <svg:title/>
            <svg:desc/>
            <text:p text:style-name="a478" text:class-names="" text:cond-style-name=""><text:span text:style-name="a477" text:class-names="">2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7984in" svg:y="2.95629in" svg:width="0.46159in" svg:height="0.27174in" draw:id="id97" draw:style-name="a482" draw:name="Rectangle 27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7985in" svg:y="3.27332in" svg:width="0.46159in" svg:height="0.28132in" draw:id="id98" draw:style-name="a485" draw:name="Rectangle 28">
            <svg:title/>
            <svg:desc/>
            <text:p text:style-name="a484" text:class-names="" text:cond-style-name=""><text:span text:style-name="a483" text:class-names="">2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7984in" svg:y="3.59035in" svg:width="0.46159in" svg:height="0.27174in" draw:id="id99" draw:style-name="a488" draw:name="Rectangle 29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5342in" svg:y="4.17241in" svg:width="1.20072in" svg:height="0.42in" draw:id="id100" draw:style-name="a491" draw:name="Rectangle 13">
            <svg:title/>
            <svg:desc/>
            <text:p text:style-name="a490" text:class-names="" text:cond-style-name=""><text:span text:style-name="a489" text:class-names="">Confirm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6.79717in" svg:y="2.69037in" svg:width="0.11494in" svg:height="0.16762in" draw:id="id84" draw:style-name="a420" draw:name="Arrow: Up-Down 18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6.79717in" svg:y="3.00647in" svg:width="0.11494in" svg:height="0.16762in" draw:id="id85" draw:style-name="a423" draw:name="Arrow: Up-Down 20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6.79717in" svg:y="3.33214in" svg:width="0.11494in" svg:height="0.16762in" draw:id="id86" draw:style-name="a426" draw:name="Arrow: Up-Down 2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custom-shape svg:x="6.79717in" svg:y="3.63386in" svg:width="0.11494in" svg:height="0.16762in" draw:id="id87" draw:style-name="a429" draw:name="Arrow: Up-Down 24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</draw:page>
      <draw:page draw:name="Slide3" draw:style-name="a492" draw:master-page-name="Master1-Layout7-blank-Blank" presentation:presentation-page-layout-name="Master1-PPL7" draw:id="Slide-258">
        <draw:custom-shape svg:x="0.74388in" svg:y="0.23098in" svg:width="11.92482in" svg:height="6.83877in" draw:id="id101" draw:style-name="a495" draw:name="Rectangle 4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496" draw:name="Picture 8" svg:x="0.74386in" svg:y="0.23108in" svg:width="11.92593in" svg:height="1.22704in" style:rel-width="scale" style:rel-height="scale">
          <draw:image xlink:href="media/image1.png" xlink:type="simple" xlink:show="embed" xlink:actuate="onLoad"/>
          <svg:title/>
          <svg:desc>Shape

Description automatically generated</svg:desc>
        </draw:frame>
        <draw:custom-shape svg:x="1.47533in" svg:y="0.96778in" svg:width="1.98986in" svg:height="0.47222in" draw:id="id103" draw:style-name="a499" draw:name="Rectangle 16">
          <svg:title/>
          <svg:desc/>
          <text:p text:style-name="a498" text:class-names="" text:cond-style-name=""><text:span text:style-name="a497" text:class-names="">Book peop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3864in" svg:y="0.96778in" svg:width="1.98986in" svg:height="0.47222in" draw:id="id104" draw:style-name="a503" draw:name="Rectangle 17">
          <svg:title/>
          <svg:desc/>
          <text:p text:style-name="a502" text:class-names="" text:cond-style-name=""><text:span text:style-name="a500" text:class-names=""> </text:span><text:span text:style-name="a501" text:class-names="">Select Sea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0196in" svg:y="0.96778in" svg:width="1.98986in" svg:height="0.47222in" draw:id="id105" draw:style-name="a506" draw:name="Rectangle 19">
          <svg:title/>
          <svg:desc/>
          <text:p text:style-name="a505" text:class-names="" text:cond-style-name=""><text:span text:style-name="a504" text:class-names="">Search custo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6527in" svg:y="0.96778in" svg:width="1.98986in" svg:height="0.47222in" draw:id="id106" draw:style-name="a509" draw:name="Rectangle 18">
          <svg:title/>
          <svg:desc/>
          <text:p text:style-name="a508" text:class-names="" text:cond-style-name=""><text:span text:style-name="a507" text:class-names="">View revenue</text:span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0" draw:id="id107">
          <svg:title/>
          <svg:desc/>
          <draw:custom-shape svg:x="0.90473in" svg:y="1.65264in" svg:width="8.12843in" svg:height="4.69946in" draw:id="id111" draw:style-name="a539" draw:name="Rectangle 11">
            <svg:title/>
            <svg:desc/>
            <text:p text:style-name="a538" text:class-names="" text:cond-style-name=""><text:span text:style-name="a5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39in" svg:y="5.7654in" svg:width="6.82955in" svg:height="0.36685in" draw:id="id112" draw:style-name="a543" draw:name="Rectangle 16">
            <svg:title/>
            <svg:desc/>
            <text:p text:style-name="a542" text:class-names="" text:cond-style-name=""><text:span text:style-name="a540" text:class-names="">Screen</text:span><text:span text:style-name="a5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75475in" svg:y="1.92708in" svg:width="6.45403in" svg:height="3.51449in" draw:id="id113" draw:style-name="a548" draw:name="Rectangle 17">
            <svg:title/>
            <svg:desc/>
            <text:p text:style-name="a545" text:class-names="" text:cond-style-name=""><text:span text:style-name="a544" text:class-names="">Seat Map</text:span></text:p>
            <text:p text:style-name="a547" text:class-names="" text:cond-style-name=""><text:span text:style-name="a5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9.8993in" svg:y="2.19612in" svg:width="2.26339in" svg:height="3.30906in" draw:id="id108" draw:style-name="a512" draw:name="Rectangle 1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0733in" svg:y="2.30878in" svg:width="1.92605in" svg:height="2.98597in" draw:id="id109" draw:style-name="a533" draw:name="Rectangle 12">
          <svg:title/>
          <svg:desc/>
          <text:p text:style-name="a515" text:class-names="" text:cond-style-name=""><text:span text:style-name="a513" text:class-names="">Seats Selected:</text:span><text:span text:style-name="a514" text:class-names=""/></text:p>
          <text:p text:style-name="a517" text:class-names="" text:cond-style-name=""><text:span text:style-name="a516" text:class-names=""/></text:p>
          <text:p text:style-name="a520" text:class-names="" text:cond-style-name=""><text:span text:style-name="a518" text:class-names="">H12,H13,H14,</text:span><text:span text:style-name="a519" text:class-names=""/></text:p>
          <text:p text:style-name="a522" text:class-names="" text:cond-style-name=""><text:span text:style-name="a521" text:class-names="">H15</text:span></text:p>
          <text:p text:style-name="a524" text:class-names="" text:cond-style-name=""><text:span text:style-name="a523" text:class-names=""/></text:p>
          <text:p text:style-name="a526" text:class-names="" text:cond-style-name=""><text:span text:style-name="a525" text:class-names=""/></text:p>
          <text:p text:style-name="a528" text:class-names="" text:cond-style-name=""><text:span text:style-name="a527" text:class-names=""/></text:p>
          <text:p text:style-name="a530" text:class-names="" text:cond-style-name=""><text:span text:style-name="a529" text:class-names=""/></text:p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284in" svg:y="4.7793in" svg:width="1.20072in" svg:height="0.42in" draw:id="id110" draw:style-name="a536" draw:name="Rectangle 13">
          <svg:title/>
          <svg:desc/>
          <text:p text:style-name="a535" text:class-names="" text:cond-style-name=""><text:span text:style-name="a534" text:class-names="">Confirm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549" draw:master-page-name="Master1-Layout7-blank-Blank" presentation:presentation-page-layout-name="Master1-PPL7" draw:id="Slide-259">
        <draw:frame draw:id="id114" draw:style-name="a550" draw:name="Picture 8" svg:x="0.67593in" svg:y="0.21296in" svg:width="11.92593in" svg:height="1.22704in" style:rel-width="scale" style:rel-height="scale">
          <draw:image xlink:href="media/image1.png" xlink:type="simple" xlink:show="embed" xlink:actuate="onLoad"/>
          <svg:title/>
          <svg:desc>Shape

Description automatically generated</svg:desc>
        </draw:frame>
        <draw:custom-shape svg:x="0.65329in" svg:y="0.20843in" svg:width="11.92593in" svg:height="6.87963in" draw:id="id115" draw:style-name="a553" draw:name="Rectangle 6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54" draw:name="Picture 8" svg:x="0.65329in" svg:y="0.20843in" svg:width="11.92593in" svg:height="1.22704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57" draw:name="TextBox 10" svg:x="6.20586in" svg:y="0.31019in" svg:width="0.20202in" svg:height="0.40391in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custom-shape svg:x="6.47736in" svg:y="3.79177in" svg:width="0.33333in" svg:height="0.33333in" draw:id="id118" draw:style-name="a560" draw:name="AutoShape 6">
          <svg:title/>
          <svg:desc>Collyer's, The College Of Richard Collyer</svg:desc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1162in" svg:y="0.47735in" svg:width="1.98986in" svg:height="0.47222in" draw:id="id119" draw:style-name="a563" draw:name="Rectangle 19">
          <svg:title/>
          <svg:desc/>
          <text:p text:style-name="a562" text:class-names="" text:cond-style-name=""><text:span text:style-name="a561" text:class-names="">Paymen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566" draw:name="TextBox 16" svg:x="5.92731in" svg:y="2.10711in" svg:width="4.47803in" svg:height="0.40391in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custom-shape svg:x="0.93191in" svg:y="1.66623in" svg:width="4.34672in" svg:height="5.10706in" draw:id="id121" draw:style-name="a569" draw:name="Rectangle 11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147in" svg:y="1.78795in" svg:width="3.44703in" svg:height="4.58343in" draw:id="id122" draw:style-name="a598" draw:name="Rectangle 12">
          <svg:title/>
          <svg:desc/>
          <text:p text:style-name="a572" text:class-names="" text:cond-style-name=""><text:span text:style-name="a570" text:class-names="">Name on Card:</text:span><text:span text:style-name="a571" text:class-names=""/></text:p>
          <text:p text:style-name="a574" text:class-names="" text:cond-style-name=""><text:span text:style-name="a573" text:class-names=""/></text:p>
          <text:p text:style-name="a577" text:class-names="" text:cond-style-name=""><text:span text:style-name="a575" text:class-names="">Card Number:</text:span><text:span text:style-name="a576" text:class-names=""/></text:p>
          <text:p text:style-name="a579" text:class-names="" text:cond-style-name=""><text:span text:style-name="a578" text:class-names=""/></text:p>
          <text:p text:style-name="a581" text:class-names="" text:cond-style-name=""><text:span text:style-name="a580" text:class-names="">CVV:</text:span></text:p>
          <text:p text:style-name="a583" text:class-names="" text:cond-style-name=""><text:span text:style-name="a582" text:class-names=""/></text:p>
          <text:p text:style-name="a585" text:class-names="" text:cond-style-name=""><text:span text:style-name="a584" text:class-names="">Expiry Date:</text:span></text:p>
          <text:p text:style-name="a587" text:class-names="" text:cond-style-name=""><text:span text:style-name="a586" text:class-names=""/></text:p>
          <text:p text:style-name="a589" text:class-names="" text:cond-style-name=""><text:span text:style-name="a588" text:class-names="">Email:</text:span></text:p>
          <text:p text:style-name="a591" text:class-names="" text:cond-style-name=""><text:span text:style-name="a590" text:class-names=""/></text:p>
          <text:p text:style-name="a593" text:class-names="" text:cond-style-name=""><text:span text:style-name="a592" text:class-names="">Phone:</text:span></text:p>
          <text:p text:style-name="a595" text:class-names="" text:cond-style-name=""><text:span text:style-name="a594" text:class-names=""/></text:p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106in" svg:y="5.88226in" svg:width="1.20072in" svg:height="0.42in" draw:id="id123" draw:style-name="a602" draw:name="Rectangle 13">
          <svg:title/>
          <svg:desc/>
          <text:p text:style-name="a601" text:class-names="" text:cond-style-name=""><text:span text:style-name="a599" text:class-names="">Enter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124">
          <svg:title/>
          <svg:desc/>
          <draw:custom-shape svg:x="9.73515in" svg:y="1.72439in" svg:width="2.26339in" svg:height="3.30906in" draw:id="id131" draw:style-name="a624" draw:name="Rectangle 14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84318in" svg:y="1.83705in" svg:width="1.92605in" svg:height="2.98597in" draw:id="id132" draw:style-name="a645" draw:name="Rectangle 16">
            <svg:title/>
            <svg:desc/>
            <text:p text:style-name="a627" text:class-names="" text:cond-style-name=""><text:span text:style-name="a625" text:class-names="">Seats Selected:</text:span><text:span text:style-name="a626" text:class-names=""/></text:p>
            <text:p text:style-name="a629" text:class-names="" text:cond-style-name=""><text:span text:style-name="a628" text:class-names="">H12,H13,H14,</text:span></text:p>
            <text:p text:style-name="a631" text:class-names="" text:cond-style-name=""><text:span text:style-name="a630" text:class-names="">H15</text:span></text:p>
            <text:p text:style-name="a633" text:class-names="" text:cond-style-name=""><text:span text:style-name="a632" text:class-names=""/></text:p>
            <text:p text:style-name="a636" text:class-names="" text:cond-style-name=""><text:span text:style-name="a634" text:class-names="">Price:</text:span><text:span text:style-name="a635" text:class-names=""/></text:p>
            <text:p text:style-name="a638" text:class-names="" text:cond-style-name=""><text:span text:style-name="a637" text:class-names="">£69.00</text:span></text:p>
            <text:p text:style-name="a640" text:class-names="" text:cond-style-name=""><text:span text:style-name="a639" text:class-names=""/></text:p>
            <text:p text:style-name="a642" text:class-names="" text:cond-style-name=""><text:span text:style-name="a641" text:class-names=""/></text:p>
            <text:p text:style-name="a644" text:class-names="" text:cond-style-name=""><text:span text:style-name="a6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49869in" svg:y="4.30757in" svg:width="1.20072in" svg:height="0.42in" draw:id="id133" draw:style-name="a648" draw:name="Rectangle 18">
            <svg:title/>
            <svg:desc/>
            <text:p text:style-name="a647" text:class-names="" text:cond-style-name=""><text:span text:style-name="a646" text:class-names="">Confirm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.21644in" svg:y="2.43812in" svg:width="3.25852in" svg:height="0.27174in" draw:id="id125" draw:style-name="a605" draw:name="Rectangle 23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44in" svg:y="3.05594in" svg:width="3.25852in" svg:height="0.27174in" draw:id="id126" draw:style-name="a608" draw:name="Rectangle 24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44in" svg:y="3.64981in" svg:width="0.96446in" svg:height="0.27653in" draw:id="id127" draw:style-name="a611" draw:name="Rectangle 25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44in" svg:y="4.24367in" svg:width="0.96446in" svg:height="0.27174in" draw:id="id128" draw:style-name="a615" draw:name="Rectangle 26">
          <svg:title/>
          <svg:desc/>
          <text:p text:style-name="a614" text:class-names="" text:cond-style-name=""><text:span text:style-name="a612" text:class-names="">/</text:span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44in" svg:y="4.8567in" svg:width="3.25852in" svg:height="0.27174in" draw:id="id129" draw:style-name="a618" draw:name="Rectangle 27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644in" svg:y="5.4362in" svg:width="3.25852in" svg:height="0.27174in" draw:id="id130" draw:style-name="a621" draw:name="Rectangle 28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49" draw:master-page-name="Master1-Layout7-blank-Blank" presentation:presentation-page-layout-name="Master1-PPL7" draw:id="Slide-260">
        <draw:custom-shape svg:x="0.84954in" svg:y="0.21296in" svg:width="11.92593in" svg:height="6.87963in" draw:id="id134" draw:style-name="a652" draw:name="Rectangle 6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53" draw:name="Picture 8" svg:x="0.84954in" svg:y="0.21296in" svg:width="11.92593in" svg:height="1.22704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656" draw:name="TextBox 10" svg:x="6.40211in" svg:y="0.31472in" svg:width="0.82079in" svg:height="0.40391in">
          <draw:text-box>
            <text:p text:style-name="a655" text:class-names="" text:cond-style-name=""><text:span text:style-name="a654" text:class-names="">Home</text:span></text:p>
          </draw:text-box>
          <svg:title/>
          <svg:desc/>
        </draw:frame>
        <draw:custom-shape svg:x="6.67361in" svg:y="3.7963in" svg:width="0.33333in" svg:height="0.33333in" draw:id="id137" draw:style-name="a659" draw:name="AutoShape 6">
          <svg:title/>
          <svg:desc>Collyer's, The College Of Richard Collyer</svg:desc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4894in" svg:y="0.96778in" svg:width="1.98986in" svg:height="0.47222in" draw:id="id138" draw:style-name="a662" draw:name="Rectangle 16">
          <svg:title/>
          <svg:desc/>
          <text:p text:style-name="a661" text:class-names="" text:cond-style-name=""><text:span text:style-name="a660" text:class-names="">Book peop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1225in" svg:y="0.96778in" svg:width="1.98986in" svg:height="0.47222in" draw:id="id139" draw:style-name="a665" draw:name="Rectangle 17">
          <svg:title/>
          <svg:desc/>
          <text:p text:style-name="a664" text:class-names="" text:cond-style-name=""><text:span text:style-name="a663" text:class-names=""><text:s text:c="1"/>Select Sea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3888in" svg:y="0.96778in" svg:width="1.98986in" svg:height="0.47222in" draw:id="id140" draw:style-name="a669" draw:name="Rectangle 18">
          <svg:title/>
          <svg:desc/>
          <text:p text:style-name="a668" text:class-names="" text:cond-style-name=""><text:span text:style-name="a666" text:class-names="">View revenue</text:span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7557in" svg:y="0.96778in" svg:width="1.98986in" svg:height="0.47222in" draw:id="id141" draw:style-name="a672" draw:name="Rectangle 19">
          <svg:title/>
          <svg:desc/>
          <text:p text:style-name="a671" text:class-names="" text:cond-style-name=""><text:span text:style-name="a670" text:class-names="">Search custo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178in" svg:y="1.72724in" svg:width="8.72766in" svg:height="5.10077in" draw:id="id142" draw:style-name="a675" draw:name="Rectangle 11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678" draw:name="TextBox 16" svg:x="6.12356in" svg:y="2.11164in" svg:width="4.47803in" svg:height="0.40391in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custom-shape svg:x="0.96455in" svg:y="1.70808in" svg:width="2.24777in" svg:height="5.10076in" draw:id="id144" draw:style-name="a681" draw:name="Rectangle 11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975in" svg:y="1.7489in" svg:width="2.06989in" svg:height="4.95025in" draw:id="id145" draw:style-name="a713" draw:name="Rectangle 12">
          <svg:title/>
          <svg:desc/>
          <text:p text:style-name="a684" text:class-names="" text:cond-style-name=""><text:span text:style-name="a682" text:class-names="">Person Name:</text:span><text:span text:style-name="a683" text:class-names=""/></text:p>
          <text:p text:style-name="a686" text:class-names="" text:cond-style-name=""><text:span text:style-name="a685" text:class-names=""/></text:p>
          <text:p text:style-name="a688" text:class-names="" text:cond-style-name=""><text:span text:style-name="a687" text:class-names="">Seat Number:</text:span></text:p>
          <text:p text:style-name="a690" text:class-names="" text:cond-style-name=""><text:span text:style-name="a689" text:class-names=""/></text:p>
          <text:p text:style-name="a692" text:class-names="" text:cond-style-name=""><text:span text:style-name="a691" text:class-names=""/></text:p>
          <text:p text:style-name="a694" text:class-names="" text:cond-style-name=""><text:span text:style-name="a693" text:class-names=""/></text:p>
          <text:p text:style-name="a696" text:class-names="" text:cond-style-name=""><text:span text:style-name="a695" text:class-names=""/></text:p>
          <text:p text:style-name="a698" text:class-names="" text:cond-style-name=""><text:span text:style-name="a697" text:class-names="">View revenue</text:span></text:p>
          <text:p text:style-name="a700" text:class-names="" text:cond-style-name=""><text:span text:style-name="a699" text:class-names="">for a certain </text:span></text:p>
          <text:p text:style-name="a702" text:class-names="" text:cond-style-name=""><text:span text:style-name="a701" text:class-names="">night:</text:span></text:p>
          <text:p text:style-name="a704" text:class-names="" text:cond-style-name=""><text:span text:style-name="a703" text:class-names=""/></text:p>
          <text:p text:style-name="a706" text:class-names="" text:cond-style-name=""><text:span text:style-name="a705" text:class-names=""/></text:p>
          <text:p text:style-name="a708" text:class-names="" text:cond-style-name=""><text:span text:style-name="a707" text:class-names=""/></text:p>
          <text:p text:style-name="a710" text:class-names="" text:cond-style-name=""><text:span text:style-name="a709" text:class-names=""/></text:p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49in" svg:y="3.34492in" svg:width="1.20072in" svg:height="0.42in" draw:id="id146" draw:style-name="a716" draw:name="Rectangle 27">
          <svg:title/>
          <svg:desc/>
          <text:p text:style-name="a715" text:class-names="" text:cond-style-name=""><text:span text:style-name="a714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0137in" svg:y="5.69646in" svg:width="1.20072in" svg:height="0.42in" draw:id="id147" draw:style-name="a719" draw:name="Rectangle 29">
          <svg:title/>
          <svg:desc/>
          <text:p text:style-name="a718" text:class-names="" text:cond-style-name=""><text:span text:style-name="a717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755in" svg:y="2.29444in" svg:width="1.96063in" svg:height="0.27174in" draw:id="id148" draw:style-name="a722" draw:name="Rectangle 32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7755in" svg:y="2.85in" svg:width="1.92711in" svg:height="0.27174in" draw:id="id149" draw:style-name="a725" draw:name="Rectangle 34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897in" svg:y="5.04348in" svg:width="1.55833in" svg:height="0.27174in" draw:id="id150" draw:style-name="a728" draw:name="Rectangle 36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527in" svg:y="5.04348in" svg:width="0.04128in" svg:height="0.27174in" draw:id="id151" draw:style-name="a731" draw:name="Rectangle 3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2.56346in" svg:y="5.09459in" svg:width="0.11494in" svg:height="0.16762in" draw:id="id152" draw:style-name="a734" draw:name="Arrow: Up-Down 3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3 - ?f13"/>
            <draw:equation draw:name="f15" draw:formula="?f7 * ?f11 / 200000"/>
            <draw:equation draw:name="f16" draw:formula="?f9 - ?f15"/>
            <draw:equation draw:name="f17" draw:formula="?f9 + ?f15"/>
            <draw:equation draw:name="f18" draw:formula="?f16 * ?f13 / ?f8"/>
            <draw:equation draw:name="f19" draw:formula="?f13 - ?f18"/>
            <draw:equation draw:name="f20" draw:formula="?f14 + ?f18"/>
          </draw:enhanced-geometry>
        </draw:custom-shape>
        <draw:frame draw:id="id153" draw:style-name="a739" draw:name="TextBox 40" svg:x="9.81441in" svg:y="2.17193in" svg:width="1.97557in" svg:height="1.3127in">
          <draw:text-box>
            <text:p text:style-name="a738" text:class-names="" text:cond-style-name=""><text:span text:style-name="a735" text:class-names="">Chart or bar graph for<text:s text:c="1"/></text:span><text:span text:style-name="a736" text:class-names="">revenue</text:span><text:span text:style-name="a737" text:class-names=""><text:s text:c="1"/>goes here</text:span></text:p>
          </draw:text-box>
          <svg:title/>
          <svg:desc/>
        </draw:frame>
        <draw:connector draw:type="line" svg:x1="8.00395in" svg:y1="1.73001in" svg:x2="7.98862in" svg:y2="6.84878in" draw:id="id154" draw:style-name="a740" draw:name="Straight Arrow Connector 41">
          <svg:title/>
          <svg:desc/>
        </draw:connector>
        <draw:frame draw:id="id155" draw:style-name="a745" draw:name="TextBox 42" svg:x="4.48396in" svg:y="2.13721in" svg:width="2.33118in" svg:height="0.70684in">
          <draw:text-box>
            <text:p text:style-name="a742" text:class-names="" text:cond-style-name=""><text:span text:style-name="a741" text:class-names="">The SQL goes here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3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3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3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3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3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3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3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3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3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3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3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3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22TikhomirV699</meta:initial-creator>
    <dc:creator>22TikhomirV699</dc:creator>
    <meta:creation-date>2023-02-28T11:03:16Z</meta:creation-date>
    <dc:date>2023-03-22T14:26:03Z</dc:date>
    <meta:editing-cycles>4</meta:editing-cycles>
    <meta:editing-duration>PT3535S</meta:editing-duration>
    <meta:document-statistic meta:paragraph-count="8" meta:word-count="15"/>
  </office:meta>
</office:document-meta>
</file>